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620" officeooo:paragraph-rsid="0011f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)</text:p>
      <text:p text:style-name="P1"><text:tab/></text:p>
      <text:p text:style-name="P1">Program:</text:p>
      <text:p text:style-name="P1"/>
      <text:p text:style-name="P1">4853 romeo-and-juliet.txt</text:p>
      <text:p text:style-name="P1"/>
      <text:p text:style-name="P1">real<text:tab/>0m0.089s</text:p>
      <text:p text:style-name="P1">user<text:tab/>0m0.024s</text:p>
      <text:p text:style-name="P1">sys<text:tab/>0m0.065s</text:p>
      <text:p text:style-name="P1"/>
      <text:p text:style-name="P1">WC:</text:p>
      <text:p text:style-name="P1"/>
      <text:p text:style-name="P1">4853 romeo-and-juliet.txt</text:p>
      <text:p text:style-name="P1"/>
      <text:p text:style-name="P1">real<text:tab/>0m0.003s</text:p>
      <text:p text:style-name="P1">user<text:tab/>0m0.000s</text:p>
      <text:p text:style-name="P1">sys<text:tab/>0m0.002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3:58:40.542632993</meta:creation-date>
    <dc:date>2019-01-21T14:00:07.501381475</dc:date>
    <meta:editing-duration>PT1M2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9" meta:character-count="140" meta:non-whitespace-character-count="131"/>
  </office:meta>
</office:document-meta>
</file>